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ser Manual for the Quiz Game Script</text:h>
      <text:p text:style-name="Horizontal_20_Line"/>
      <text:h text:style-name="Heading_20_2" text:outline-level="2">Table of Contents:</text:h>
      <text:list xml:id="list3569555461" text:style-name="L1">
        <text:list-item>
          <text:p text:style-name="P3"><text:span text:style-name="Strong_20_Emphasis">Introduction</text:span></text:p>
        </text:list-item>
        <text:list-item>
          <text:p text:style-name="P3"><text:span text:style-name="Strong_20_Emphasis">Program Design Explanation</text:span></text:p>
        </text:list-item>
        <text:list-item>
          <text:p text:style-name="P3"><text:span text:style-name="Strong_20_Emphasis">Code Breakdown</text:span></text:p>
        </text:list-item>
        <text:list-item>
          <text:p text:style-name="P3"><text:span text:style-name="Strong_20_Emphasis">How to Run the Script</text:span></text:p>
        </text:list-item>
        <text:list-item>
          <text:p text:style-name="P3"><text:span text:style-name="Strong_20_Emphasis">Test Cases</text:span></text:p>
        </text:list-item>
        <text:list-item>
          <text:p text:style-name="P2"><text:span text:style-name="Strong_20_Emphasis">Troubleshooting</text:span></text:p>
        </text:list-item>
      </text:list>
      <text:p text:style-name="Horizontal_20_Line"/>
      <text:h text:style-name="Heading_20_3" text:outline-level="3">1. <text:span text:style-name="Strong_20_Emphasis">Introduction:</text:span></text:h>
      <text:p text:style-name="Text_20_body">This script is a terminal-based quiz game in Node.js where players answer multiple-choice questions across three difficulty levels: Easy, Medium, and High. The game incorporates a countdown timer for each question, handles invalid input entries, allows skipping, and automatically terminates after three invalid inputs.</text:p>
      <text:p text:style-name="Text_20_body"/>
      <text:h text:style-name="Heading_20_3" text:outline-level="3">2. <text:span text:style-name="Strong_20_Emphasis">Program Design Explanation:</text:span></text:h>
      <text:h text:style-name="Heading_20_4" text:outline-level="4"><text:span text:style-name="Strong_20_Emphasis">Key Components:</text:span></text:h>
      <text:list xml:id="list2935932064" text:style-name="L2">
        <text:list-item>
          <text:p text:style-name="P4"><text:span text:style-name="Strong_20_Emphasis">Question Levels:</text:span> The game is divided into three difficulty levels: <text:span text:style-name="Source_20_Text">easy</text:span>, <text:span text:style-name="Source_20_Text">medium</text:span>, and <text:span text:style-name="Source_20_Text">high</text:span>. Each level contains 5 questions, each with 4 multiple-choice answers.</text:p>
        </text:list-item>
        <text:list-item>
          <text:p text:style-name="P4"><text:span text:style-name="Strong_20_Emphasis">User Input Handling:</text:span></text:p>
          <text:list>
            <text:list-item>
              <text:p text:style-name="P5"><text:span text:style-name="Strong_20_Emphasis">Valid Inputs</text:span>: A, B, C, D (non-case sensitive).</text:p>
            </text:list-item>
            <text:list-item>
              <text:p text:style-name="P5"><text:span text:style-name="Strong_20_Emphasis">Invalid Inputs</text:span>: Any input other than A-D.</text:p>
            </text:list-item>
            <text:list-item>
              <text:p text:style-name="P5"><text:span text:style-name="Strong_20_Emphasis">Max Invalid Inputs</text:span>: The game ends after 3 invalid inputs.</text:p>
            </text:list-item>
            <text:list-item>
              <text:p text:style-name="P5"><text:span text:style-name="Strong_20_Emphasis">Skips</text:span>: If no input is given within the time limit, the answer is skipped, and the correct answer is shown.</text:p>
            </text:list-item>
          </text:list>
        </text:list-item>
        <text:list-item>
          <text:p text:style-name="P4"><text:span text:style-name="Strong_20_Emphasis">Countdown Timer:</text:span> The user has a limited time (10 seconds) to answer each question. If the timer runs out, the question is skipped, and the next one is displayed.</text:p>
        </text:list-item>
        <text:list-item>
          <text:p text:style-name="P4"><text:span text:style-name="Strong_20_Emphasis">Game Flow:</text:span></text:p>
          <text:list>
            <text:list-item>
              <text:p text:style-name="P5">The player selects a difficulty level.</text:p>
            </text:list-item>
            <text:list-item>
              <text:p text:style-name="P5">Each question is presented, and the player chooses an option.</text:p>
            </text:list-item>
            <text:list-item>
              <text:p text:style-name="P4">At the end of the game, the player is told how many questions they got right, and if they won based on their score.</text:p>
            </text:list-item>
          </text:list>
        </text:list-item>
      </text:list>
      <text:p text:style-name="Text_20_body"/>
      <text:p text:style-name="P1"><text:soft-page-break/>Code Breakdown:</text:p>
      <text:p text:style-name="Standard"/>
      <text:p text:style-name="Standard">import readline from "readline"; <text:s/>// Import readline to handle terminal I/O</text:p>
      <text:p text:style-name="Standard"/>
      <text:p text:style-name="Standard">// Create interface for terminal input</text:p>
      <text:p text:style-name="Standard">const rl = readline.createInterface({</text:p>
      <text:p text:style-name="Standard"><text:s text:c="2"/>input: process.stdin,</text:p>
      <text:p text:style-name="Standard"><text:s text:c="2"/>output: process.stdout,</text:p>
      <text:p text:style-name="Standard">});</text:p>
      <text:p text:style-name="Standard"/>
      <text:p text:style-name="Standard">// State variables</text:p>
      <text:p text:style-name="Standard">let interval; <text:s/>// Interval for countdown timer</text:p>
      <text:p text:style-name="Standard">let questionAnswered = false; <text:s/>// Flag for tracking if the question was answered/skipped</text:p>
      <text:p text:style-name="Standard">let invalidAttempts = 0; <text:s/>// Track number of invalid inputs</text:p>
      <text:p text:style-name="Standard">const MAX_INVALID_ATTEMPTS = 3; <text:s/>// Max allowed invalid inputs</text:p>
      <text:p text:style-name="Standard"/>
      <text:p text:style-name="Standard">// Questions and answers categorized by difficulty</text:p>
      <text:p text:style-name="Standard">const levels = { ... }; <text:s/>// Omitted for brevity, but contains 'easy', 'medium', 'high' questions</text:p>
      <text:p text:style-name="Standard"/>
      <text:p text:style-name="Standard">let selectedLevel = []; <text:s/>// Holds questions for the selected level</text:p>
      <text:p text:style-name="Standard">let currentQuestionIndex = 0; <text:s/>// Tracks the current question number</text:p>
      <text:p text:style-name="Standard">let correctAnswers = 0; <text:s/>// Tracks correct answers</text:p>
      <text:p text:style-name="Standard"/>
      <text:p text:style-name="Standard">// Function to start the countdown timer</text:p>
      <text:p text:style-name="Standard">function countdown(seconds) {</text:p>
      <text:p text:style-name="Standard"><text:s text:c="2"/>let timeLeft = seconds;</text:p>
      <text:p text:style-name="Standard"><text:s text:c="2"/>interval = setInterval(() =&gt; {</text:p>
      <text:p text:style-name="Standard"><text:s text:c="4"/>if (!questionAnswered) {</text:p>
      <text:p text:style-name="Standard"><text:s text:c="6"/>process.stdout.write('\x1B[2K'); <text:s/>// Clears the current line</text:p>
      <text:p text:style-name="Standard"><text:s text:c="6"/>process.stdout.write(`\x1B[0GTime left: ${timeLeft}s `); <text:s/>// Displays timer</text:p>
      <text:p text:style-name="Standard"><text:s text:c="6"/>timeLeft--;</text:p>
      <text:p text:style-name="Standard"><text:s text:c="6"/>if (timeLeft &lt; 0) {</text:p>
      <text:p text:style-name="Standard"><text:s text:c="8"/>clearInterval(interval);</text:p>
      <text:p text:style-name="Standard"><text:s text:c="8"/>process.stdout.write('\nTime\'s up!\n');</text:p>
      <text:p text:style-name="Standard"><text:s text:c="8"/>handleAnswer(""); <text:s/>// Treat timeout as skipped</text:p>
      <text:p text:style-name="Standard"><text:s text:c="6"/>}</text:p>
      <text:p text:style-name="Standard"><text:s text:c="4"/>}</text:p>
      <text:p text:style-name="Standard"><text:s text:c="2"/>}, 1000);</text:p>
      <text:p text:style-name="Standard">}</text:p>
      <text:p text:style-name="Standard"/>
      <text:p text:style-name="Standard">// Function to handle user's input (answer)</text:p>
      <text:p text:style-name="Standard">function handleAnswer(answer) {</text:p>
      <text:p text:style-name="Standard"><text:s text:c="2"/>questionAnswered = true; <text:s/>// Mark that the question is answered</text:p>
      <text:p text:style-name="Standard"><text:s text:c="2"/>clearInterval(interval); <text:s/>// Stop the countdown</text:p>
      <text:p text:style-name="Standard"/>
      <text:p text:style-name="Standard"><text:s text:c="2"/>const validOptions = ['A', 'B', 'C', 'D'];</text:p>
      <text:p text:style-name="Standard"><text:s text:c="2"/>const correctOption = selectedLevel[currentQuestionIndex].answer;</text:p>
      <text:p text:style-name="Standard"/>
      <text:p text:style-name="Standard"><text:s text:c="2"/>if (answer === "") {</text:p>
      <text:p text:style-name="Standard"><text:soft-page-break/><text:s text:c="4"/>console.log(`Skipped! Correct answer: ${correctOption}`); <text:s/>// Handle skip</text:p>
      <text:p text:style-name="Standard"><text:s text:c="2"/>} else if (!validOptions.includes(answer.toUpperCase())) {</text:p>
      <text:p text:style-name="Standard"><text:s text:c="4"/>invalidAttempts++;</text:p>
      <text:p text:style-name="Standard"><text:s text:c="4"/>if (invalidAttempts &gt;= MAX_INVALID_ATTEMPTS) {</text:p>
      <text:p text:style-name="Standard"><text:s text:c="6"/>console.log("Too many invalid inputs! Game over.");</text:p>
      <text:p text:style-name="Standard"><text:s text:c="6"/>rl.close(); <text:s/>// End the game</text:p>
      <text:p text:style-name="Standard"><text:s text:c="6"/>return;</text:p>
      <text:p text:style-name="Standard"><text:s text:c="4"/>}</text:p>
      <text:p text:style-name="Standard"><text:s text:c="4"/>console.log(`Invalid input, please select from options A-D only. (${invalidAttempts}/${MAX_INVALID_ATTEMPTS})`);</text:p>
      <text:p text:style-name="Standard"><text:s text:c="4"/>askNextQuestion(); <text:s/>// Re-ask the question</text:p>
      <text:p text:style-name="Standard"><text:s text:c="4"/>return;</text:p>
      <text:p text:style-name="Standard"><text:s text:c="2"/>} else if (answer.toUpperCase() === correctOption) {</text:p>
      <text:p text:style-name="Standard"><text:s text:c="4"/>console.log("Correct!");</text:p>
      <text:p text:style-name="Standard"><text:s text:c="4"/>correctAnswers++;</text:p>
      <text:p text:style-name="Standard"><text:s text:c="2"/>} else {</text:p>
      <text:p text:style-name="Standard"><text:s text:c="4"/>console.log(`Incorrect! Correct answer: ${correctOption}`);</text:p>
      <text:p text:style-name="Standard"><text:s text:c="2"/>}</text:p>
      <text:p text:style-name="Standard"/>
      <text:p text:style-name="Standard"><text:s text:c="2"/>// Move to the next question</text:p>
      <text:p text:style-name="Standard"><text:s text:c="2"/>currentQuestionIndex++;</text:p>
      <text:p text:style-name="Standard"><text:s text:c="2"/>if (currentQuestionIndex &lt; selectedLevel.length) {</text:p>
      <text:p text:style-name="Standard"><text:s text:c="4"/>askNextQuestion();</text:p>
      <text:p text:style-name="Standard"><text:s text:c="2"/>} else {</text:p>
      <text:p text:style-name="Standard"><text:s text:c="4"/>endGame(); <text:s/>// If no more questions, end the game</text:p>
      <text:p text:style-name="Standard"><text:s text:c="2"/>}</text:p>
      <text:p text:style-name="Standard">}</text:p>
      <text:p text:style-name="Standard"/>
      <text:p text:style-name="Standard">// Function to ask the next question</text:p>
      <text:p text:style-name="Standard">function askNextQuestion() {</text:p>
      <text:p text:style-name="Standard"><text:s text:c="2"/>questionAnswered = false;</text:p>
      <text:p text:style-name="Standard"><text:s text:c="2"/>const currentQuestion = selectedLevel[currentQuestionIndex];</text:p>
      <text:p text:style-name="Standard"><text:s text:c="2"/>const { question, options } = currentQuestion;</text:p>
      <text:p text:style-name="Standard"/>
      <text:p text:style-name="Standard"><text:s text:c="2"/>console.log(`\n${question}`);</text:p>
      <text:p text:style-name="Standard"><text:s text:c="2"/>options.forEach(option =&gt; console.log(option));</text:p>
      <text:p text:style-name="Standard"/>
      <text:p text:style-name="Standard"><text:s text:c="2"/>console.log("\nYour choice (A, B, C, D): ");</text:p>
      <text:p text:style-name="Standard"><text:s text:c="2"/>countdown(10); <text:s/>// Start countdown for 10 seconds</text:p>
      <text:p text:style-name="Standard"/>
      <text:p text:style-name="Standard"><text:s text:c="2"/>rl.question('', (answer) =&gt; {</text:p>
      <text:p text:style-name="Standard"><text:s text:c="4"/>console.log(`\nEntered choice: ${answer}`);</text:p>
      <text:p text:style-name="Standard"><text:s text:c="4"/>handleAnswer(answer);</text:p>
      <text:p text:style-name="Standard"><text:s text:c="2"/>});</text:p>
      <text:p text:style-name="Standard">}</text:p>
      <text:p text:style-name="Standard"/>
      <text:p text:style-name="Standard">// Function to end the game</text:p>
      <text:p text:style-name="Standard">function endGame() {</text:p>
      <text:p text:style-name="Standard"><text:s text:c="2"/>if (correctAnswers &gt;= 4) {</text:p>
      <text:p text:style-name="Standard"><text:soft-page-break/><text:s text:c="4"/>console.log(`\nCongratulations! You answered ${correctAnswers} out of ${selectedLevel.length} questions correctly. You win!`);</text:p>
      <text:p text:style-name="Standard"><text:s text:c="2"/>} else {</text:p>
      <text:p text:style-name="Standard"><text:s text:c="4"/>console.log(`\nYou answered ${correctAnswers} out of ${selectedLevel.length} questions correctly. You lose!`);</text:p>
      <text:p text:style-name="Standard"><text:s text:c="2"/>}</text:p>
      <text:p text:style-name="Standard"><text:s text:c="2"/>rl.close();</text:p>
      <text:p text:style-name="Standard">}</text:p>
      <text:p text:style-name="Standard"/>
      <text:p text:style-name="Standard">// Function to select difficulty level</text:p>
      <text:p text:style-name="Standard">function selectLevel() {</text:p>
      <text:p text:style-name="Standard"><text:s text:c="2"/>console.log("\nSelect difficulty level:\n1. Easy\n2. Medium\n3. High");</text:p>
      <text:p text:style-name="Standard"><text:s text:c="2"/>rl.question("Enter your choice (1-3): ", (choice) =&gt; {</text:p>
      <text:p text:style-name="Standard"><text:s text:c="4"/>if (choice === "1") {</text:p>
      <text:p text:style-name="Standard"><text:s text:c="6"/>selectedLevel = levels.easy;</text:p>
      <text:p text:style-name="Standard"><text:s text:c="4"/>} else if (choice === "2") {</text:p>
      <text:p text:style-name="Standard"><text:s text:c="6"/>selectedLevel = levels.medium;</text:p>
      <text:p text:style-name="Standard"><text:s text:c="4"/>} else if (choice === "3") {</text:p>
      <text:p text:style-name="Standard"><text:s text:c="6"/>selectedLevel = levels.high;</text:p>
      <text:p text:style-name="Standard"><text:s text:c="4"/>} else {</text:p>
      <text:p text:style-name="Standard"><text:s text:c="6"/>console.log("Invalid choice, please try again.");</text:p>
      <text:p text:style-name="Standard"><text:s text:c="6"/>return selectLevel();</text:p>
      <text:p text:style-name="Standard"><text:s text:c="4"/>}</text:p>
      <text:p text:style-name="Standard"><text:s text:c="4"/>askNextQuestion();</text:p>
      <text:p text:style-name="Standard"><text:s text:c="2"/>});</text:p>
      <text:p text:style-name="Standard">}</text:p>
      <text:p text:style-name="Standard"/>
      <text:p text:style-name="Standard">// Start the game by selecting difficulty level</text:p>
      <text:p text:style-name="Standard">selectLevel();</text:p>
      <text:p text:style-name="Standard"/>
      <text:h text:style-name="Heading_20_3" text:outline-level="3">Explanation of Key Functions:</text:h>
      <text:list xml:id="list2438785597" text:style-name="L3">
        <text:list-item>
          <text:p text:style-name="P6"><text:span text:style-name="Strong_20_Emphasis"><text:span text:style-name="Source_20_Text">countdown(seconds)</text:span></text:span>: Starts a countdown for each question. If time runs out, it automatically considers the question as skipped.</text:p>
        </text:list-item>
        <text:list-item>
          <text:p text:style-name="P6"><text:span text:style-name="Strong_20_Emphasis"><text:span text:style-name="Source_20_Text">handleAnswer(answer)</text:span></text:span>: Processes the player's answer. It checks if the answer is valid, invalid, or skipped and manages the game's state accordingly.</text:p>
        </text:list-item>
        <text:list-item>
          <text:p text:style-name="P6"><text:span text:style-name="Strong_20_Emphasis"><text:span text:style-name="Source_20_Text">askNextQuestion()</text:span></text:span>: Displays the next question and its options. It starts the countdown timer and waits for the user's input.</text:p>
        </text:list-item>
        <text:list-item>
          <text:p text:style-name="P6"><text:span text:style-name="Strong_20_Emphasis"><text:span text:style-name="Source_20_Text">endGame()</text:span></text:span>: Displays the final result, showing the number of correct answers and whether the player won or lost.</text:p>
        </text:list-item>
        <text:list-item>
          <text:p text:style-name="P6"><text:span text:style-name="Strong_20_Emphasis"><text:span text:style-name="Source_20_Text">selectLevel()</text:span></text:span>: Allows the user to choose the difficulty level of the quiz before starting the game.</text:p>
        </text:list-item>
      </text:list>
      <text:h text:style-name="Heading_20_4" text:outline-level="4"><text:soft-page-break/><text:span text:style-name="Strong_20_Emphasis">Test Case 1: Valid Flow</text:span></text:h>
      <text:list xml:id="list1241287368" text:style-name="L4">
        <text:list-item>
          <text:p text:style-name="P8"><text:span text:style-name="Strong_20_Emphasis">Test Steps</text:span>:</text:p>
          <text:list>
            <text:list-item>
              <text:p text:style-name="P8">Start the quiz.</text:p>
            </text:list-item>
            <text:list-item>
              <text:p text:style-name="P8">Choose "Easy" difficulty.</text:p>
            </text:list-item>
            <text:list-item>
              <text:p text:style-name="P8">Enter valid answers (A, B, C, or D).</text:p>
            </text:list-item>
            <text:list-item>
              <text:p text:style-name="P8">Finish all questions.</text:p>
            </text:list-item>
          </text:list>
        </text:list-item>
        <text:list-item>
          <text:p text:style-name="P7"><text:span text:style-name="Strong_20_Emphasis">Expected Outcome</text:span>: The game displays the correct number of answers and ends successfully.</text:p>
        </text:list-item>
      </text:list>
      <text:h text:style-name="Heading_20_4" text:outline-level="4"><text:span text:style-name="Strong_20_Emphasis">Test Case 2: Invalid Input Handling</text:span></text:h>
      <text:list xml:id="list1520347530" text:style-name="L5">
        <text:list-item>
          <text:p text:style-name="P10"><text:span text:style-name="Strong_20_Emphasis">Test Steps</text:span>:</text:p>
          <text:list>
            <text:list-item>
              <text:p text:style-name="P10">Start the quiz.</text:p>
            </text:list-item>
            <text:list-item>
              <text:p text:style-name="P10">Choose "Medium" difficulty.</text:p>
            </text:list-item>
            <text:list-item>
              <text:p text:style-name="P10">Enter invalid inputs (e.g., <text:span text:style-name="Source_20_Text">X</text:span>, <text:span text:style-name="Source_20_Text">1</text:span>, <text:span text:style-name="Source_20_Text">#</text:span>) three times.</text:p>
            </text:list-item>
          </text:list>
        </text:list-item>
        <text:list-item>
          <text:p text:style-name="P9"><text:span text:style-name="Strong_20_Emphasis">Expected Outcome</text:span>: After three invalid attempts, the game ends immediately with a "Game over" message.</text:p>
        </text:list-item>
      </text:list>
      <text:h text:style-name="Heading_20_4" text:outline-level="4"><text:span text:style-name="Strong_20_Emphasis">Test Case 3: Timer Expiry (Skip)</text:span></text:h>
      <text:list xml:id="list918845872" text:style-name="L6">
        <text:list-item>
          <text:p text:style-name="P12"><text:span text:style-name="Strong_20_Emphasis">Test Steps</text:span>:</text:p>
          <text:list>
            <text:list-item>
              <text:p text:style-name="P12">Start the quiz.</text:p>
            </text:list-item>
            <text:list-item>
              <text:p text:style-name="P12">Choose "High" difficulty.</text:p>
            </text:list-item>
            <text:list-item>
              <text:p text:style-name="P12">Allow the timer to expire without providing an answer.</text:p>
            </text:list-item>
          </text:list>
        </text:list-item>
        <text:list-item>
          <text:p text:style-name="P11"><text:span text:style-name="Strong_20_Emphasis">Expected Outcome</text:span>: The question is skipped, and the correct answer is displayed.</text:p>
        </text:list-item>
      </text:list>
      <text:h text:style-name="Heading_20_4" text:outline-level="4"><text:span text:style-name="Strong_20_Emphasis">Test Case 4: Mixed Valid and Invalid Inputs</text:span></text:h>
      <text:list xml:id="list1160240093" text:style-name="L7">
        <text:list-item>
          <text:p text:style-name="P14"><text:span text:style-name="Strong_20_Emphasis">Test Steps</text:span>:</text:p>
          <text:list>
            <text:list-item>
              <text:p text:style-name="P14">Start the quiz.</text:p>
            </text:list-item>
            <text:list-item>
              <text:p text:style-name="P14">Choose "Easy" difficulty.</text:p>
            </text:list-item>
            <text:list-item>
              <text:p text:style-name="P14">Mix valid answers and invalid inputs during the quiz.</text:p>
            </text:list-item>
          </text:list>
        </text:list-item>
        <text:list-item>
          <text:p text:style-name="P13"><text:span text:style-name="Strong_20_Emphasis">Expected Outcome</text:span>: Valid answers are processed, and invalid inputs are counted until the max limit is reached.</text:p>
        </text:list-item>
      </text:list>
      <text:h text:style-name="Heading_20_4" text:outline-level="4"><text:span text:style-name="Strong_20_Emphasis">Test Case 5: Winning and Losing Conditions</text:span></text:h>
      <text:list xml:id="list1653176443" text:style-name="L8">
        <text:list-item>
          <text:p text:style-name="P16"><text:span text:style-name="Strong_20_Emphasis">Test Steps</text:span>:</text:p>
          <text:list>
            <text:list-item>
              <text:p text:style-name="P16">Start the quiz.</text:p>
            </text:list-item>
            <text:list-item>
              <text:p text:style-name="P16">Answer enough questions correctly (4 or more) to win.</text:p>
            </text:list-item>
            <text:list-item>
              <text:p text:style-name="P16">Repeat the test, but answer fewer than 4 questions correctly.</text:p>
            </text:list-item>
          </text:list>
        </text:list-item>
        <text:list-item>
          <text:p text:style-name="P15"><text:span text:style-name="Strong_20_Emphasis">Expected Outcome</text:span>: The game displays the correct win/lose message based on performance.</text:p>
        </text:list-item>
      </text:list>
      <text:p text:style-name="Text_20_body"/>
      <text:h text:style-name="Heading_20_3" text:outline-level="3">6. <text:span text:style-name="Strong_20_Emphasis">Troubleshooting:</text:span></text:h>
      <text:list xml:id="list2719734774" text:style-name="L9">
        <text:list-item>
          <text:p text:style-name="P18"><text:span text:style-name="Strong_20_Emphasis">Issue</text:span>: "The game doesn't respond after entering my answer."</text:p>
          <text:list>
            <text:list-item>
              <text:p text:style-name="P18"><text:soft-page-break/><text:span text:style-name="Strong_20_Emphasis">Solution</text:span>: Ensure that the input is one of the valid choices (A, B, C, or D). Invalid inputs may cause a prompt to reappear for correction.</text:p>
            </text:list-item>
          </text:list>
        </text:list-item>
        <text:list-item>
          <text:p text:style-name="P18"><text:span text:style-name="Strong_20_Emphasis">Issue</text:span>: "The game ends too quickly after invalid inputs."</text:p>
          <text:list>
            <text:list-item>
              <text:p text:style-name="P17"><text:span text:style-name="Strong_20_Emphasis">Solution</text:span>: After 3 invalid inputs, the game is designed to end. Keep track of the number of invalid inputs made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2:52:06.962355140</meta:creation-date>
    <dc:date>2024-09-16T22:55:27.111262203</dc:date>
    <meta:editing-duration>PT3M20S</meta:editing-duration>
    <meta:editing-cycles>1</meta:editing-cycles>
    <meta:document-statistic meta:table-count="0" meta:image-count="0" meta:object-count="0" meta:page-count="6" meta:paragraph-count="172" meta:word-count="1104" meta:character-count="7560" meta:non-whitespace-character-count="6394"/>
    <meta:generator>LibreOffice/7.3.7.2$Linux_X86_64 LibreOffice_project/30$Build-2</meta:generator>
  </office:meta>
</office:document-meta>
</file>